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3" svg:font-family="Arial" style:font-adornments="Standard"/>
    <style:font-face style:name="DejaVu Sans3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DejaVu Sans1" svg:font-family="'DejaVu Sans'" style:font-adornments="Fett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4.817cm"/>
    </style:style>
    <style:style style:name="Tabelle1.B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5" style:family="table-row">
      <style:table-row-properties style:min-row-height="3.171cm"/>
    </style:style>
    <style:style style:name="Tabelle1.A5" style:family="table-cell">
      <style:table-cell-properties fo:padding="0cm" fo:border-left="none" fo:border-right="none" fo:border-top="none" fo:border-bottom="0.002cm solid #cccccd"/>
    </style:style>
    <style:style style:name="Tabelle1.7" style:family="table-row">
      <style:table-row-properties style:min-row-height="14.688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2"/>
    </style:style>
    <style:style style:name="P6" style:family="paragraph" style:parent-style-name="Standard">
      <style:text-properties fo:font-size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style:font-name="DejaVu Sans" fo:font-weight="bold" style:font-weight-asian="bold" style:font-weight-complex="bold"/>
    </style:style>
    <style:style style:name="P10" style:family="paragraph" style:parent-style-name="Horizontal_20_Line">
      <style:text-properties style:font-name="Arial" fo:font-size="10.5pt" style:font-size-asian="10.5pt" style:font-size-complex="10.5pt"/>
    </style:style>
    <style:style style:name="P11" style:family="paragraph" style:parent-style-name="Standard">
      <style:text-properties fo:color="#000000" style:font-name="Arial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2" style:family="paragraph" style:parent-style-name="Standard">
      <style:text-properties style:font-name="DejaVu Sans" fo:font-weight="bold" style:font-weight-asian="bold" style:font-weight-complex="bold"/>
    </style:style>
    <style:style style:name="P13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DejaVu Sans3" fo:font-size="12pt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Arial3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dat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text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Musterfirma, Musterstrasse 2345 Musterstad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draw:control text:anchor-type="as-char" svg:y="-0.069cm" draw:z-index="1" draw:style-name="gr2" draw:text-style-name="P14" svg:width="6.298cm" svg:height="0.689cm" draw:control="control2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draw:control text:anchor-type="as-char" draw:z-index="2" draw:style-name="gr1" draw:text-style-name="P14" svg:width="6.298cm" svg:height="0.689cm" draw:control="control3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draw:control text:anchor-type="as-char" draw:z-index="3" draw:style-name="gr1" draw:text-style-name="P14" svg:width="6.298cm" svg:height="0.689cm" draw:control="control4"/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5">
          <table:table-cell table:style-name="Tabelle1.A5" office:value-type="string">
            <text:p text:style-name="Standard"/>
          </table:table-cell>
          <table:table-cell table:style-name="Tabelle1.A5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P9"/>
            <text:p text:style-name="P2"><draw:control text:anchor-type="as-char" draw:z-index="0" draw:style-name="gr1" draw:text-style-name="P13" svg:width="2.712cm" svg:height="0.689cm" draw:control="control1"/></text:p>
            <text:p text:style-name="P2"/>
            <text:p text:style-name="P2"/>
          </table:table-cell>
          <table:covered-table-cell/>
        </table:table-row>
        <table:table-row table:style-name="Tabelle1.7">
          <table:table-cell table:style-name="Tabelle1.A1" table:number-columns-spanned="2" office:value-type="string">
            <text:p text:style-name="P12"><draw:control text:anchor-type="as-char" svg:y="0.473cm" draw:z-index="6" draw:style-name="gr2" draw:text-style-name="P15" svg:width="11.434cm" svg:height="0.75cm" draw:control="control6"/><draw:control text:anchor-type="as-char" svg:y="0.803cm" draw:z-index="5" draw:style-name="gr2" draw:text-style-name="P15" svg:width="17.488cm" svg:height="12.568cm" draw:control="control5"/></text:p>
          </table:table-cell>
          <table:covered-table-cell/>
        </table:table-row>
      </table:table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3" svg:font-family="Arial" style:font-adornments="Standard"/>
    <style:font-face style:name="DejaVu Sans3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DejaVu Sans1" svg:font-family="'DejaVu Sans'" style:font-adornments="Fett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4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T2">Bankverbindung: Stefan Muster | Sparkasse Musterhausen | </text:span><text:span text:style-name="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10-09T09:19:55</meta:creation-date>
    <dc:date>2008-02-14T19:33:44</dc:date>
    <meta:editing-cycles>62</meta:editing-cycles>
    <meta:editing-duration>PT21H27M2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7" meta:word-count="30" meta:character-count="297"/>
  </office:meta>
</office:document-meta>
</file>